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4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4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4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4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0.106cm" svg:y1="14.811cm" svg:x2="10.106cm" svg:y2="14.347cm">
                <text:p/>
              </draw:line>
              <draw:line draw:style-name="gr1" draw:text-style-name="P1" draw:layer="layout" svg:x1="10.57cm" svg:y1="14.811cm" svg:x2="10.57cm" svg:y2="14.347cm">
                <text:p/>
              </draw:line>
              <draw:line draw:style-name="gr1" draw:text-style-name="P1" draw:layer="layout" svg:x1="10.106cm" svg:y1="14.347cm" svg:x2="10.568cm" svg:y2="14.347cm">
                <text:p/>
              </draw:line>
            </draw:g>
            <draw:g>
              <draw:g>
                <draw:line draw:style-name="gr2" draw:text-style-name="P1" draw:layer="layout" svg:x1="10.109cm" svg:y1="15.279cm" svg:x2="10.57cm" svg:y2="15.279cm">
                  <text:p/>
                </draw:line>
                <draw:line draw:style-name="gr1" draw:text-style-name="P1" draw:layer="layout" svg:x1="10.57cm" svg:y1="15.277cm" svg:x2="10.57cm" svg:y2="14.812cm">
                  <text:p/>
                </draw:line>
                <draw:line draw:style-name="gr1" draw:text-style-name="P1" draw:layer="layout" svg:x1="10.109cm" svg:y1="14.812cm" svg:x2="10.57cm" svg:y2="14.812cm">
                  <text:p/>
                </draw:line>
              </draw:g>
              <draw:g>
                <draw:line draw:style-name="gr1" draw:text-style-name="P1" draw:layer="layout" svg:x1="9.645cm" svg:y1="15.279cm" svg:x2="10.107cm" svg:y2="15.279cm">
                  <text:p/>
                </draw:line>
                <draw:g>
                  <draw:line draw:style-name="gr1" draw:text-style-name="P1" draw:layer="layout" svg:x1="9.645cm" svg:y1="15.271cm" svg:x2="9.645cm" svg:y2="14.811cm">
                    <text:p/>
                  </draw:line>
                  <draw:line draw:style-name="gr1" draw:text-style-name="P1" draw:layer="layout" svg:x1="10.106cm" svg:y1="15.271cm" svg:x2="10.106cm" svg:y2="14.811cm">
                    <text:p/>
                  </draw:line>
                  <draw:line draw:style-name="gr1" draw:text-style-name="P1" draw:layer="layout" svg:x1="9.645cm" svg:y1="14.811cm" svg:x2="10.107cm" svg:y2="14.811cm">
                    <text:p/>
                  </draw:line>
                </draw:g>
              </draw:g>
              <draw:g>
                <draw:line draw:style-name="gr3" draw:text-style-name="P1" draw:layer="layout" svg:x1="10.57cm" svg:y1="15.279cm" svg:x2="11.031cm" svg:y2="15.279cm">
                  <text:p/>
                </draw:line>
                <draw:line draw:style-name="gr1" draw:text-style-name="P1" draw:layer="layout" svg:x1="11.029cm" svg:y1="15.276cm" svg:x2="11.029cm" svg:y2="14.811cm">
                  <text:p/>
                </draw:line>
                <draw:line draw:style-name="gr1" draw:text-style-name="P1" draw:layer="layout" svg:x1="10.57cm" svg:y1="14.811cm" svg:x2="11.031cm" svg:y2="14.811cm">
                  <text:p/>
                </draw:line>
              </draw:g>
              <draw:g>
                <draw:line draw:style-name="gr4" draw:text-style-name="P1" draw:layer="layout" svg:x1="11.029cm" svg:y1="15.279cm" svg:x2="11.49cm" svg:y2="15.279cm">
                  <text:p/>
                </draw:line>
                <draw:line draw:style-name="gr1" draw:text-style-name="P1" draw:layer="layout" svg:x1="11.492cm" svg:y1="15.276cm" svg:x2="11.492cm" svg:y2="14.811cm">
                  <text:p/>
                </draw:line>
                <draw:line draw:style-name="gr1" draw:text-style-name="P1" draw:layer="layout" svg:x1="11.029cm" svg:y1="14.811cm" svg:x2="11.49cm" svg:y2="14.811cm">
                  <text:p/>
                </draw:line>
              </draw:g>
              <draw:g>
                <draw:line draw:style-name="gr5" draw:text-style-name="P1" draw:layer="layout" svg:x1="11.492cm" svg:y1="15.279cm" svg:x2="11.953cm" svg:y2="15.279cm">
                  <text:p/>
                </draw:line>
                <draw:line draw:style-name="gr1" draw:text-style-name="P1" draw:layer="layout" svg:x1="11.954cm" svg:y1="15.276cm" svg:x2="11.954cm" svg:y2="14.811cm">
                  <text:p/>
                </draw:line>
                <draw:line draw:style-name="gr1" draw:text-style-name="P1" draw:layer="layout" svg:x1="11.492cm" svg:y1="14.811cm" svg:x2="11.953cm" svg:y2="14.811cm">
                  <text:p/>
                </draw:line>
              </draw:g>
            </draw:g>
            <draw:g>
              <draw:line draw:style-name="gr1" draw:text-style-name="P1" draw:layer="layout" svg:x1="11.029cm" svg:y1="15.743cm" svg:x2="11.029cm" svg:y2="15.279cm">
                <text:p/>
              </draw:line>
              <draw:line draw:style-name="gr1" draw:text-style-name="P1" draw:layer="layout" svg:x1="11.492cm" svg:y1="15.743cm" svg:x2="11.492cm" svg:y2="15.279cm">
                <text:p/>
              </draw:line>
              <draw:line draw:style-name="gr1" draw:text-style-name="P1" draw:layer="layout" svg:x1="11.029cm" svg:y1="15.738cm" svg:x2="11.491cm" svg:y2="15.738cm">
                <text:p/>
              </draw:line>
            </draw:g>
          </draw:g>
          <draw:frame draw:style-name="gr6" draw:text-style-name="P3" draw:layer="layout" svg:width="0.327cm" svg:height="0.438cm" svg:x="10.191cm" svg:y="14.877cm">
            <draw:text-box>
              <text:p text:style-name="P2"><text:span text:style-name="T1">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79" draw:display-name="Dashed (var) 6479" draw:style="rect" draw:dots1="1" draw:dots1-length="0.016cm" draw:dots2="1" draw:dots2-length="0.016cm" draw:distance="0.016cm"/>
    <draw:stroke-dash draw:name="Dashed_20__28_var_29__20_6480" draw:display-name="Dashed (var) 6480" draw:style="rect" draw:dots1="1" draw:dots1-length="0.016cm" draw:dots2="1" draw:dots2-length="0.016cm" draw:distance="0.016cm"/>
    <draw:stroke-dash draw:name="Dashed_20__28_var_29__20_6481" draw:display-name="Dashed (var) 6481" draw:style="rect" draw:dots1="1" draw:dots1-length="0.016cm" draw:dots2="1" draw:dots2-length="0.016cm" draw:distance="0.016cm"/>
    <draw:stroke-dash draw:name="Dashed_20__28_var_29__20_6482" draw:display-name="Dashed (var) 6482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47:50.250482532</meta:creation-date>
    <dc:date>2018-05-18T11:48:08.748701746</dc:date>
    <meta:editing-duration>PT18S</meta:editing-duration>
    <meta:editing-cycles>1</meta:editing-cycles>
    <meta:document-statistic meta:object-count="34"/>
    <meta:generator>LibreOffice/6.0.0.3$MacOSX_X86_64 LibreOffice_project/64a0f66915f38c6217de274f0aa8e15618924765</meta:generator>
  </office:meta>
</office:document-meta>
</file>